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3020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499">
            <text:p>49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41">
            <text:p>741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5402">
            <text:p>5402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986">
            <text:p>1986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398">
            <text:p>8398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1830">
            <text:p>1183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080">
            <text:p>208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65">
            <text:p>86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368">
            <text:p>1368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279">
            <text:p>5279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4246">
            <text:p>14246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2218">
            <text:p>2218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4998">
            <text:p>24998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766">
            <text:p>766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56920">
            <text:p>5692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137">
            <text:p>3137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5906">
            <text:p>5906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8354">
            <text:p>835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5709">
            <text:p>570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3582">
            <text:p>1358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5997">
            <text:p>17599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1" office:value-type="float" office:value="13705">
            <text:p>13705</text:p>
          </table:table-cell>
          <table:table-cell table:style-name="ce21" office:value-type="float" office:value="12205">
            <text:p>12205</text:p>
          </table:table-cell>
          <table:table-cell table:style-name="ce21" office:value-type="float" office:value="13590">
            <text:p>13590</text:p>
          </table:table-cell>
          <table:table-cell table:style-name="ce21" office:value-type="float" office:value="14431">
            <text:p>14431</text:p>
          </table:table-cell>
          <table:table-cell table:style-name="ce21" office:value-type="float" office:value="15559">
            <text:p>15559</text:p>
          </table:table-cell>
          <table:table-cell table:style-name="ce21" office:value-type="float" office:value="15505">
            <text:p>15505</text:p>
          </table:table-cell>
          <table:table-cell table:style-name="ce21" office:value-type="float" office:value="16854">
            <text:p>16854</text:p>
          </table:table-cell>
          <table:table-cell table:style-name="ce21" office:value-type="float" office:value="16636">
            <text:p>16636</text:p>
          </table:table-cell>
          <table:table-cell table:style-name="ce21" office:value-type="float" office:value="15206">
            <text:p>15206</text:p>
          </table:table-cell>
          <table:table-cell table:style-name="ce21" office:value-type="float" office:value="14733">
            <text:p>14733</text:p>
          </table:table-cell>
          <table:table-cell table:style-name="ce21" office:value-type="float" office:value="13769">
            <text:p>13769</text:p>
          </table:table-cell>
          <table:table-cell table:style-name="ce21" office:value-type="float" office:value="13804">
            <text:p>13804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457">
            <text:p>457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1363">
            <text:p>2136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8855">
            <text:p>28855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376">
            <text:p>1376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40032">
            <text:p>40032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6147">
            <text:p>1614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7402">
            <text:p>6740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5997">
            <text:p>175997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4430">
            <text:p>2443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4100">
            <text:p>2410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4507">
            <text:p>2450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3620">
            <text:p>2362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5560">
            <text:p>2556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469">
            <text:p>2346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9491">
            <text:p>1949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5177">
            <text:p>1651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